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cm" fo:margin-right="0cm" fo:margin-top="0cm" fo:margin-bottom="0cm" fo:line-height="150%" fo:text-align="center" style:justify-single-word="false" fo:text-indent="2cm" style:auto-text-indent="false"/>
      <style:text-properties fo:text-transform="uppercase" style:font-name="Times New Roman1" fo:font-size="12pt" fo:font-weight="bold" style:font-size-asian="12pt" style:font-weight-asian="bold" style:font-name-complex="Arial" style:font-size-complex="12pt"/>
    </style:style>
    <style:style style:name="P2" style:family="paragraph" style:parent-style-name="Standard">
      <style:paragraph-properties fo:margin-left="0cm" fo:margin-right="0cm" fo:margin-top="0cm" fo:margin-bottom="0cm" fo:line-height="150%" fo:text-align="justify" style:justify-single-word="false" fo:text-indent="2cm" style:auto-text-indent="false"/>
      <style:text-properties fo:text-transform="uppercase" style:font-name="Times New Roman1" fo:font-size="12pt" fo:font-weight="bold" style:font-size-asian="12pt" style:font-weight-asian="bold" style:font-name-complex="Arial" style:font-size-complex="12pt"/>
    </style:style>
    <style:style style:name="P3" style:family="paragraph" style:parent-style-name="Standard">
      <style:paragraph-properties fo:margin-left="0cm" fo:margin-right="0cm" fo:margin-top="0cm" fo:margin-bottom="0cm" fo:line-height="150%" fo:text-align="center" style:justify-single-word="false" fo:text-indent="2cm" style:auto-text-indent="false"/>
      <style:text-properties style:font-name="Times New Roman1" fo:font-size="12pt" style:font-size-asian="12pt" style:font-name-complex="Arial" style:font-size-complex="12pt"/>
    </style:style>
    <style:style style:name="P4" style:family="paragraph" style:parent-style-name="Standard">
      <style:paragraph-properties fo:margin-left="0cm" fo:margin-right="0cm" fo:margin-top="0cm" fo:margin-bottom="0cm" fo:line-height="150%" fo:text-align="justify" style:justify-single-word="false" fo:text-indent="2cm" style:auto-text-indent="false"/>
      <style:text-properties style:font-name="Times New Roman1" fo:font-size="12pt" style:font-size-asian="12pt" style:font-name-complex="Arial" style:font-size-complex="12pt"/>
    </style:style>
    <style:style style:name="P5" style:family="paragraph" style:parent-style-name="Standard">
      <style:paragraph-properties fo:margin-left="0cm" fo:margin-right="0cm" fo:margin-top="0cm" fo:margin-bottom="0cm" fo:line-height="150%" fo:text-align="start" style:justify-single-word="false" fo:text-indent="2cm" style:auto-text-indent="false"/>
      <style:text-properties style:font-name="Times New Roman1" fo:font-size="12pt" style:font-size-asian="12pt" style:font-name-complex="Arial" style:font-size-complex="12pt"/>
    </style:style>
    <style:style style:name="P6" style:family="paragraph" style:parent-style-name="Standard">
      <style:paragraph-properties fo:margin-left="0cm" fo:margin-right="0cm" fo:margin-top="0cm" fo:margin-bottom="0cm" fo:line-height="150%" fo:text-align="justify" style:justify-single-word="false" fo:text-indent="2cm" style:auto-text-indent="false"/>
      <style:text-properties style:font-name="Times New Roman1" fo:font-size="12pt" style:font-size-asian="12pt" style:font-size-complex="12pt"/>
    </style:style>
    <style:style style:name="P7" style:family="paragraph" style:parent-style-name="Standard">
      <style:paragraph-properties fo:margin-left="0cm" fo:margin-right="0cm" fo:margin-top="0cm" fo:margin-bottom="0cm" fo:line-height="150%" fo:text-align="start" style:justify-single-word="false" fo:text-indent="2cm" style:auto-text-indent="false"/>
      <style:text-properties style:font-name="Times New Roman1" fo:font-size="12pt" style:text-underline-style="none" fo:font-weight="normal" style:font-size-asian="12pt" style:font-weight-asian="normal" style:font-size-complex="12pt" style:font-weight-complex="normal"/>
    </style:style>
    <style:style style:name="P8" style:family="paragraph" style:parent-style-name="Standard">
      <style:paragraph-properties fo:margin-left="0cm" fo:margin-right="0cm" fo:margin-top="0cm" fo:margin-bottom="0cm" fo:line-height="150%" fo:text-align="start" style:justify-single-word="false" fo:text-indent="2cm" style:auto-text-indent="false"/>
    </style:style>
    <style:style style:name="P9" style:family="paragraph" style:parent-style-name="Standard">
      <style:paragraph-properties fo:margin-left="0cm" fo:margin-right="0cm" fo:margin-top="0cm" fo:margin-bottom="0cm" fo:line-height="150%" fo:text-align="justify" style:justify-single-word="false" fo:text-indent="2cm" style:auto-text-indent="false" fo:break-before="page"/>
      <style:text-properties fo:text-transform="uppercase" style:font-name="Times New Roman1" fo:font-size="12pt" fo:font-weight="bold" style:font-size-asian="12pt" style:font-weight-asian="bold" style:font-name-complex="Arial" style:font-size-complex="12pt"/>
    </style:style>
    <style:style style:name="P10" style:family="paragraph" style:parent-style-name="Text_20_body">
      <style:paragraph-properties fo:margin-left="0cm" fo:margin-right="0cm" fo:margin-top="0cm" fo:margin-bottom="0cm" fo:line-height="150%" fo:text-align="justify" style:justify-single-word="false" fo:text-indent="2cm" style:auto-text-indent="false" fo:break-before="page"/>
      <style:text-properties fo:font-variant="normal" fo:text-transform="none" fo:color="#000000" style:text-line-through-style="none" style:font-name="Times New Roman1" fo:font-size="12pt" fo:language="pt" fo:country="BR" fo:font-style="normal" style:text-underline-style="none" fo:font-weight="bold" style:text-blinking="false" fo:background-color="transparent" style:font-name-asian="Times New Roman" style:font-size-asian="12pt" style:font-weight-asian="bold" style:font-name-complex="Arial" style:font-size-complex="12pt" style:language-complex="ar" style:country-complex="SA" style:font-weight-complex="bold"/>
    </style:style>
    <style:style style:name="P11" style:family="paragraph" style:parent-style-name="Standard">
      <style:paragraph-properties fo:margin-left="0cm" fo:margin-right="0cm" fo:margin-top="0cm" fo:margin-bottom="0cm" fo:line-height="150%" fo:text-align="start" style:justify-single-word="false" fo:text-indent="2cm" style:auto-text-indent="false" fo:background-color="transparent">
        <style:background-image/>
      </style:paragraph-properties>
      <style:text-properties style:font-name="Times New Roman1" fo:font-size="12pt" fo:font-weight="normal" style:font-size-asian="12pt" style:font-weight-asian="normal" style:font-name-complex="Arial" style:font-size-complex="12pt" style:font-weight-complex="normal"/>
    </style:style>
    <style:style style:name="P12" style:family="paragraph" style:parent-style-name="Standard">
      <style:paragraph-properties fo:margin-left="0cm" fo:margin-right="0cm" fo:margin-top="0cm" fo:margin-bottom="0cm" fo:line-height="150%" fo:text-align="start" style:justify-single-word="false" fo:text-indent="2cm" style:auto-text-indent="false" fo:background-color="transparent">
        <style:background-image/>
      </style:paragraph-properties>
    </style:style>
    <style:style style:name="P13" style:family="paragraph" style:parent-style-name="Text_20_body">
      <style:paragraph-properties fo:margin-left="0cm" fo:margin-right="0cm" fo:margin-top="0cm" fo:margin-bottom="0cm" fo:line-height="150%" fo:text-align="start" style:justify-single-word="false" fo:text-indent="2cm" style:auto-text-indent="false" fo:background-color="transparent">
        <style:background-image/>
      </style:paragraph-properties>
      <style:text-properties fo:font-variant="normal" fo:text-transform="none" fo:color="#000000" style:text-line-through-style="none" style:font-name="Times New Roman1" fo:font-size="12pt" fo:language="pt" fo:country="BR" fo:font-style="normal" style:text-underline-style="none" fo:font-weight="normal" style:text-blinking="false" fo:background-color="transparent" style:font-name-asian="Times New Roman" style:font-size-asian="12pt" style:font-weight-asian="normal" style:font-name-complex="Arial" style:font-size-complex="12pt" style:language-complex="ar" style:country-complex="SA" style:font-weight-complex="normal"/>
    </style:style>
    <style:style style:name="P14" style:family="paragraph" style:parent-style-name="Text_20_body">
      <style:paragraph-properties fo:margin-left="0cm" fo:margin-right="0cm" fo:margin-top="0cm" fo:margin-bottom="0cm" fo:line-height="150%" fo:text-align="start" style:justify-single-word="false" fo:text-indent="2cm" style:auto-text-indent="false" fo:background-color="transparent">
        <style:background-image/>
      </style:paragraph-properties>
    </style:style>
    <style:style style:name="P15" style:family="paragraph" style:parent-style-name="Text_20_body">
      <style:paragraph-properties fo:margin-left="0cm" fo:margin-right="0cm" fo:margin-top="0cm" fo:margin-bottom="0cm" fo:line-height="150%" fo:text-align="justify" style:justify-single-word="false" fo:text-indent="2cm" style:auto-text-indent="false"/>
      <style:text-properties fo:font-variant="normal" fo:text-transform="none" fo:color="#000000" style:text-line-through-style="none" style:font-name="Times New Roman1" fo:font-size="12pt" fo:font-style="normal" style:text-underline-style="none" fo:font-weight="normal" style:text-blinking="false" fo:background-color="transparent" style:font-size-asian="12pt" style:font-name-complex="Arial" style:font-size-complex="12pt"/>
    </style:style>
    <style:style style:name="P16" style:family="paragraph" style:parent-style-name="Text_20_body">
      <style:paragraph-properties fo:margin-left="0cm" fo:margin-right="0cm" fo:margin-top="0cm" fo:margin-bottom="0cm" fo:line-height="150%" fo:text-align="justify" style:justify-single-word="false" fo:text-indent="2cm" style:auto-text-indent="false"/>
      <style:text-properties fo:font-variant="normal" fo:text-transform="none" fo:color="#000000" style:text-line-through-style="none" style:font-name="Times New Roman1" fo:font-size="12pt" fo:language="pt" fo:country="BR" fo:font-style="normal" style:text-underline-style="none" fo:font-weight="normal" style:text-blinking="false" fo:background-color="transparent" style:font-name-asian="Times New Roman" style:font-size-asian="12pt" style:font-name-complex="Arial" style:font-size-complex="12pt" style:language-complex="ar" style:country-complex="SA"/>
    </style:style>
    <style:style style:name="P17" style:family="paragraph" style:parent-style-name="Text_20_body">
      <style:paragraph-properties fo:margin-left="0cm" fo:margin-right="0cm" fo:margin-top="0cm" fo:margin-bottom="0cm" fo:line-height="150%" fo:text-align="justify" style:justify-single-word="false" fo:text-indent="2cm" style:auto-text-indent="false"/>
      <style:text-properties fo:font-variant="normal" fo:text-transform="none" fo:color="#000000" style:text-line-through-style="none" style:font-name="Times New Roman1" fo:font-size="12pt" fo:language="pt" fo:country="BR" fo:font-style="normal" style:text-underline-style="none" fo:font-weight="normal" style:text-blinking="false" fo:background-color="transparent" style:font-name-asian="Times New Roman" style:font-size-asian="12pt" style:font-weight-asian="bold" style:font-name-complex="Arial" style:font-size-complex="12pt" style:language-complex="ar" style:country-complex="SA" style:font-weight-complex="bold"/>
    </style:style>
    <style:style style:name="P18" style:family="paragraph" style:parent-style-name="Text_20_body">
      <style:paragraph-properties fo:margin-left="0cm" fo:margin-right="0cm" fo:margin-top="0cm" fo:margin-bottom="0cm" fo:line-height="150%" fo:text-align="justify" style:justify-single-word="false" fo:text-indent="2cm" style:auto-text-indent="false"/>
      <style:text-properties fo:font-variant="normal" fo:text-transform="none" fo:color="#000000" style:text-line-through-style="none" style:font-name="Times New Roman1" fo:font-size="12pt" fo:language="pt" fo:country="BR" fo:font-style="normal" style:text-underline-style="none" fo:font-weight="bold" style:text-blinking="false" fo:background-color="transparent" style:font-name-asian="Times New Roman" style:font-size-asian="12pt" style:font-weight-asian="bold" style:font-name-complex="Arial" style:font-size-complex="12pt" style:language-complex="ar" style:country-complex="SA" style:font-weight-complex="bold"/>
    </style:style>
    <style:style style:name="P19" style:family="paragraph" style:parent-style-name="Text_20_body">
      <style:paragraph-properties fo:margin-left="0cm" fo:margin-right="0cm" fo:margin-top="0cm" fo:margin-bottom="0cm" fo:line-height="150%" fo:text-align="justify" style:justify-single-word="false" fo:text-indent="2cm" style:auto-text-indent="false"/>
      <style:text-properties style:font-name="Times New Roman1" fo:font-size="12pt" fo:font-weight="bold" style:font-size-asian="12pt" style:font-weight-asian="bold" style:font-name-complex="Arial" style:font-size-complex="12pt" style:font-weight-complex="bold"/>
    </style:style>
    <style:style style:name="P20" style:family="paragraph" style:parent-style-name="Standard">
      <style:paragraph-properties fo:margin-left="0cm" fo:margin-right="0cm" fo:margin-top="0cm" fo:margin-bottom="0cm" fo:line-height="150%" fo:text-align="start" style:justify-single-word="false" fo:text-indent="0cm" style:auto-text-indent="false"/>
      <style:text-properties style:font-name="Times New Roman1" fo:font-size="12pt" style:text-underline-style="none" fo:font-weight="normal" style:font-size-asian="12pt" style:font-weight-asian="normal" style:font-size-complex="12pt" style:font-weight-complex="normal"/>
    </style:style>
    <style:style style:name="P21" style:family="paragraph" style:parent-style-name="Standard">
      <style:paragraph-properties fo:margin-left="0cm" fo:margin-right="0cm" fo:margin-top="0cm" fo:margin-bottom="0cm" fo:line-height="150%" fo:text-align="center" style:justify-single-word="false" fo:text-indent="0cm" style:auto-text-indent="false"/>
      <style:text-properties style:font-name="Times New Roman1" fo:font-size="12pt" style:font-size-asian="12pt" style:font-name-complex="Arial" style:font-size-complex="12pt"/>
    </style:style>
    <style:style style:name="P22" style:family="paragraph" style:parent-style-name="Text_20_body">
      <style:paragraph-properties fo:margin-left="0cm" fo:margin-right="0cm" fo:margin-top="0cm" fo:margin-bottom="0cm" fo:line-height="150%" fo:text-align="center" style:justify-single-word="false" fo:text-indent="0cm" style:auto-text-indent="false" fo:break-before="page"/>
      <style:text-properties style:font-name="Times New Roman1" fo:font-size="12pt" fo:font-weight="bold" style:font-size-asian="12pt" style:font-weight-asian="bold" style:font-name-complex="Arial" style:font-size-complex="12pt" style:font-weight-complex="bold"/>
    </style:style>
    <style:style style:name="P23" style:family="paragraph" style:parent-style-name="Standard">
      <style:paragraph-properties fo:margin-left="0cm" fo:margin-right="0cm" fo:margin-top="0cm" fo:margin-bottom="0cm" fo:line-height="150%" fo:text-align="start" style:justify-single-word="false" fo:text-indent="2cm" style:auto-text-indent="false"/>
      <style:text-properties style:font-name="Times New Roman1" fo:font-size="12pt" style:font-size-asian="12pt" style:font-size-complex="12pt"/>
    </style:style>
    <style:style style:name="P24" style:family="paragraph" style:parent-style-name="Standard">
      <style:paragraph-properties fo:margin-left="0cm" fo:margin-right="0cm" fo:margin-top="0cm" fo:margin-bottom="0cm" fo:line-height="150%" fo:text-align="justify" style:justify-single-word="false" fo:text-indent="2cm" style:auto-text-indent="false"/>
      <style:text-properties style:font-name="Times New Roman1" fo:font-size="12pt" style:font-size-asian="12pt" style:font-name-complex="Arial" style:font-size-complex="12pt"/>
    </style:style>
    <style:style style:name="P25" style:family="paragraph" style:parent-style-name="Standard">
      <style:paragraph-properties fo:margin-left="0cm" fo:margin-right="0cm" fo:margin-top="0cm" fo:margin-bottom="0cm" fo:line-height="150%" fo:text-align="start" style:justify-single-word="false" fo:text-indent="2cm" style:auto-text-indent="false"/>
      <style:text-properties style:font-name="Times New Roman1" fo:font-size="12pt" style:font-size-asian="12pt" style:font-name-complex="Arial" style:font-size-complex="12pt"/>
    </style:style>
    <style:style style:name="P26" style:family="paragraph" style:parent-style-name="Heading_20_3">
      <style:paragraph-properties fo:margin-left="0cm" fo:margin-right="0cm" fo:margin-top="0cm" fo:margin-bottom="0cm" fo:line-height="150%" fo:text-align="justify" style:justify-single-word="false" fo:text-indent="2cm" style:auto-text-indent="false"/>
      <style:text-properties style:font-name="Times New Roman1" fo:font-size="12pt" fo:font-style="italic" fo:font-weight="normal" style:font-size-asian="12pt" style:font-style-asian="italic" style:font-weight-asian="normal" style:font-name-complex="Arial" style:font-size-complex="12pt" style:font-style-complex="italic" style:font-weight-complex="normal"/>
    </style:style>
    <style:style style:name="T1" style:family="text">
      <style:text-properties style:font-name-complex="Arial"/>
    </style:style>
    <style:style style:name="T2" style:family="text">
      <style:text-properties fo:text-transform="uppercase" fo:font-weight="bold" style:font-weight-asian="bold" style:font-name-complex="Arial"/>
    </style:style>
    <style:style style:name="T3" style:family="text">
      <style:text-properties fo:font-style="italic" style:font-style-asian="italic" style:font-name-complex="Arial" style:font-style-complex="italic"/>
    </style:style>
    <style:style style:name="T4" style:family="text">
      <style:text-properties style:use-window-font-color="true" style:font-name="Times New Roman1" fo:font-size="12pt" style:text-underline-style="none" fo:font-weight="normal" style:font-size-asian="12pt" style:font-weight-asian="normal" style:font-name-complex="Arial" style:font-size-complex="12pt" style:font-weight-complex="normal"/>
    </style:style>
    <style:style style:name="T5" style:family="text">
      <style:text-properties fo:font-variant="normal" fo:text-transform="none" fo:color="#000000" style:text-line-through-style="none" style:font-name="Times New Roman1" fo:font-size="12pt" fo:language="pt" fo:country="BR" fo:font-style="normal" style:text-underline-style="none" fo:font-weight="normal" style:text-blinking="false" fo:background-color="transparent" style:font-name-asian="Times New Roman" style:font-size-asian="12pt" style:font-weight-asian="normal" style:font-name-complex="Arial" style:font-size-complex="12pt" style:language-complex="ar" style:country-complex="SA" style:font-weight-complex="normal"/>
    </style:style>
    <style:style style:name="T6" style:family="text">
      <style:text-properties fo:font-variant="normal" fo:text-transform="none" fo:color="#000000" style:text-line-through-style="none" style:font-name="Times New Roman1" fo:font-size="12pt" fo:language="pt" fo:country="BR" fo:font-style="normal" style:text-underline-style="none" fo:font-weight="bold" style:text-blinking="false" fo:background-color="transparent" style:font-name-asian="Times New Roman" style:font-size-asian="12pt" style:font-weight-asian="bold" style:font-name-complex="Arial" style:font-size-complex="12pt" style:language-complex="ar" style:country-complex="SA" style:font-weight-complex="bold"/>
    </style:style>
    <style:style style:name="T7" style:family="text">
      <style:text-properties style:font-name="Times New Roman1" fo:font-size="12pt" style:text-underline-style="none" fo:font-weight="normal" style:font-size-asian="12pt" style:font-weight-asian="normal" style:font-size-complex="12pt" style:font-weight-complex="normal"/>
    </style:style>
    <style:style style:name="T8" style:family="text">
      <style:text-properties style:font-name="Times New Roman1" fo:font-size="12pt" style:text-underline-style="none" fo:font-weight="bold" style:font-size-asian="12pt" style:font-weight-asian="bold" style:font-size-complex="12pt" style:font-weight-complex="bold"/>
    </style:style>
    <style:style style:name="T9" style:family="text">
      <style:text-properties style:font-name="Times New Roman1" fo:font-size="12pt" fo:font-weight="normal" style:font-size-asian="12pt" style:font-weight-asian="normal" style:font-name-complex="Arial" style:font-size-complex="12pt" style:font-weight-complex="normal"/>
    </style:style>
    <style:style style:name="T10" style:family="text">
      <style:text-properties style:font-name="Times New Roman1" fo:font-size="12pt" fo:font-style="italic" fo:font-weight="normal" style:font-size-asian="12pt" style:font-style-asian="italic" style:font-weight-asian="normal" style:font-name-complex="Arial" style:font-size-complex="12pt" style:font-style-complex="italic" style:font-weight-complex="normal"/>
    </style:style>
    <style:style style:name="T11" style:family="text">
      <style:text-properties style:font-name="Times New Roman1" fo:font-size="12pt" fo:font-style="normal" fo:font-weight="normal" style:font-size-asian="12pt" style:font-style-asian="normal" style:font-weight-asian="normal" style:font-name-complex="Arial" style:font-size-complex="12pt" style:font-style-complex="normal" style:font-weight-complex="normal"/>
    </style:style>
    <style:style style:name="T12" style:family="text">
      <style:text-properties style:font-name="Times New Roman1" fo:font-size="12pt" fo:font-style="normal" style:text-underline-style="none" fo:font-weight="normal" style:font-size-asian="12pt" style:font-style-asian="normal" style:font-weight-asian="normal" style:font-size-complex="12pt" style:font-style-complex="normal" style:font-weight-complex="normal"/>
    </style:style>
    <style:style style:name="T13" style:family="text">
      <style:text-properties style:font-name="Times New Roman1" fo:font-size="12pt" fo:font-weight="bold" style:font-size-asian="12pt" style:font-weight-asian="bold" style:font-name-complex="Arial" style:font-size-complex="12pt" style:font-weight-complex="bold"/>
    </style:style>
    <style:style style:name="T14" style:family="text">
      <style:text-properties style:text-position="super 5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 ESTADO DA ARTE da Computação, Comunicação de Dados, Redes de Computadores, Telecomunicações e Redes Sem Fio.</text:p>
      <text:p text:style-name="P3"/>
      <text:p text:style-name="P21">Lucas Pereira Da Silva</text:p>
      <text:p text:style-name="P1"/>
      <text:p text:style-name="P1"/>
      <text:p text:style-name="P23"><text:span text:style-name="T2">1. Introdução</text:span></text:p>
      <text:p text:style-name="P5"/>
      <text:p text:style-name="P4">O objetivo deste trabalho é fixar o aprendizado e conceitos obtidos da disciplina de Redes De Computadores. Neste trabalho será buscado principalmente entender como funciona a camada de transporte e a partir disso será desenvolvida uma aplicação que faça uso do protocolo TCP.</text:p>
      <text:p text:style-name="P4">O trabalho também mostrará os principais conceitos das camadas de rede, transporte e aplicação do modelo OSI.</text:p>
      <text:p text:style-name="P4"></text:p>
      <text:p text:style-name="P4">\chapter{Camada de Rede}</text:p>
      <text:p text:style-name="P4"><text:tab/>A camada de rede é a terceira do modelo OSI. Ela utiliza os serviços da camada de enlace de dados para responder às</text:p>
      <text:p text:style-name="P4"><text:tab/>requisições da camada de transporte.</text:p>
      <text:p text:style-name="P4"><text:tab/></text:p>
      <text:p text:style-name="P4"><text:tab/>A camada de rede é a primeira na pilha de protocolos a prover uma concexão ponto-a-ponto de forma transparente para</text:p>
      <text:p text:style-name="P4"><text:tab/>quem a usa (as camadas superiores). A camada de enlace tem a responsabilidade única de transmitir dados de uma ponta a</text:p>
      <text:p text:style-name="P4"><text:tab/>outra de um canal físico, se preocupando com questões como correção de erros e detecção de colisões. Já a camada de</text:p>
      <text:p text:style-name="P4"><text:tab/>rede é a camada responsável pela entrega dos pacotes da origem ao destino, incluindo o roteamento entre hosts</text:p>
      <text:p text:style-name="P4"><text:tab/>intermediários. Responsável, também, por propiciar os meios necessários para transmissão de dados de tamanho variado</text:p>
      <text:p text:style-name="P4"><text:soft-page-break/><text:tab/>via uma ou mais redes, mantendo a Qualidade de Serviço e executando as funções de controle de erros.</text:p>
      <text:p text:style-name="P4"></text:p>
      <text:p text:style-name="P4"><text:tab/>Existem algumas informações que devem ser conhecidas pela camada de rede, para que a mesma consiga levar os pacotes da</text:p>
      <text:p text:style-name="P4"><text:tab/>origem ao destino, entre elas:</text:p>
      <text:p text:style-name="P4"><text:tab/></text:p>
      <text:p text:style-name="P4"><text:tab/>\begin{itemize}</text:p>
      <text:p text:style-name="P4"><text:tab/><text:tab/>\item O protocolo de rede é orientado a conexão ou não?</text:p>
      <text:p text:style-name="P4"><text:tab/><text:tab/>\item Quais são os endereços globais?</text:p>
      <text:p text:style-name="P4"><text:tab/><text:tab/>\item Como se encaminha uma mensagem? (Dado um endereço global de destino, para qual de meus vizinhos</text:p>
      <text:p text:style-name="P4"><text:tab/><text:tab/>emcaminho a mensagem que recebi?)</text:p>
      <text:p text:style-name="P4"><text:tab/>\end{itemize}</text:p>
      <text:p text:style-name="P4"></text:p>
      <text:p text:style-name="P4"><text:tab/>As redes podem ser orientadas a conexão e funcionarem por circuito virtual. Assim não é necessário que os endereços</text:p>
      <text:p text:style-name="P4"><text:tab/>de origem e destino sejam transmitidos em cada pacote. Outra vantagem de se usar protocolos de rede orientados à</text:p>
      <text:p text:style-name="P4"><text:tab/>conexão é que se pode garantir parâmetros de atraso máximo, garantia essa muito importante para a transmissão de dados</text:p>
      <text:p text:style-name="P4"><text:tab/>multimídia, por exemplo. Um exemplo de protocolo de rede orientado a conexão é o IPX \cite{wp-ipx}, usados nas redes</text:p>
      <text:p text:style-name="P4"><text:tab/>Novell Netware.</text:p>
      <text:p text:style-name="P4"><text:tab/></text:p>
      <text:p text:style-name="P4"><text:tab/>Uma camada de rede não orientada a conexão funciona por comutação de pacotes, isto é, os</text:p>
      <text:p text:style-name="P4"><text:tab/>pacotes não seguem uma rota fixa da origem ao destino. Assim cada pacote deve conter o endereço completo de origem e</text:p>
      <text:p text:style-name="P4"><text:tab/>destino para poder ser roteado. Numa transmissão os pacotes de rede que correspondem a uma mesma mensagem de</text:p>
      <text:p text:style-name="P4"><text:soft-page-break/><text:tab/>transporte, por exemplo, podem ser roteados por países e continentes diferentes. Uma grande vantagem de se usar uma</text:p>
      <text:p text:style-name="P4"><text:tab/>camada de rede não orientada a conexão é que ela distribuir melhor a carga no canal físico, colaborando com menor</text:p>
      <text:p text:style-name="P4"><text:tab/>congestionamento em momentos de grande utilização. Um exemplo de protocolo de redes não orientado a conexão é o</text:p>
      <text:p text:style-name="P4"><text:tab/>IP \cite{wp-ip}, utilizado na Internet.</text:p>
      <text:p text:style-name="P4"></text:p>
      <text:p text:style-name="P4"><text:tab/>Um endereço global é um endereço único que identifica cada membro da rede. Na rede Internet esse endereço é chamado</text:p>
      <text:p text:style-name="P4"><text:tab/>\emph{endereço IP}, em analogia ao nome do protocolo em si. O endereço IP tem 32 bits, e é composto de duas partes:</text:p>
      <text:p text:style-name="P4"><text:tab/>O endereço da sub-rede e o endereço do host.</text:p>
      <text:p text:style-name="P4"></text:p>
      <text:p text:style-name="P4"><text:tab/>Geralmente se relaciona a terceira camada do modelo OSI (camada de rede) à camada de Internet da pilha de protocolos</text:p>
      <text:p text:style-name="P4"><text:tab/>TCP/IP. Porém, apesar de a Internet ser a rede de computadores mais popular, existem muitos outros modelos tão</text:p>
      <text:p text:style-name="P4"><text:tab/>interessantes quanto, como por exemplo as redes ATM.</text:p>
      <text:p text:style-name="P4"></text:p>
      <text:p text:style-name="P4">\chapter{Camada de Transporte}</text:p>
      <text:p text:style-name="P4"></text:p>
      <text:p text:style-name="P4"><text:tab/>A camada de transporte é a quarta camada segundo o modelo OSI. Ela utiliza os serviços da camada de rede (conexão</text:p>
      <text:p text:style-name="P4"><text:tab/>ponto-a-ponto entre hosts) para atender as requisições dos protocolos de aplicação.</text:p>
      <text:p text:style-name="P4"><text:tab/></text:p>
      <text:p text:style-name="P4"><text:tab/>A camada de transporte tem um papel importantíssimo dentre todas as camadas da pilha OSI. Ela é a primeira camada que</text:p>
      <text:p text:style-name="P4"><text:tab/>estabelece uma conexão confiável entre dois processos de aplicação. Para um programa aplicativo (processo), que usa</text:p>
      <text:p text:style-name="P4"><text:soft-page-break/><text:tab/>a interface da camada de transporte, a conexão de rede pode ser vista como um \emph{tubo} direto, em que bytes são</text:p>
      <text:p text:style-name="P4"><text:tab/>inseridos e após algum tempo magicamente aparecem no outro lado. O protocolo de transporte é responsável por</text:p>
      <text:p text:style-name="P4"><text:tab/>estabelecer e encerrar as conexões entre processos que desejam comunicar-se, e faz a multiplexação dessas conexões</text:p>
      <text:p text:style-name="P4"><text:tab/>que utilizam o mesmo NSAP (\emph{ponto de acesso ao serviço de rede}).</text:p>
      <text:p text:style-name="P4"><text:tab/></text:p>
      <text:p text:style-name="P4"><text:tab/>Nessa camada os dados que chegam da camada de sessão são divididos em unidades menores, para que possam ser mais</text:p>
      <text:p text:style-name="P4"><text:tab/>facilmente enviados pela camada de rede. É sua responsabilidade fazer coom que as unidades cheguem ao destino</text:p>
      <text:p text:style-name="P4"><text:tab/>corretamente e em ordem.</text:p>
      <text:p text:style-name="P4"><text:tab/></text:p>
      <text:p text:style-name="P4"><text:tab/>O software do protocolo de transporte geralmente roda como parte do núcleo do sistema operacional, porém é a última</text:p>
      <text:p text:style-name="P4"><text:tab/>camada (em geral) que roda no S.O. As camadas de apresentação e aplicação geralmente são implementadas como</text:p>
      <text:p text:style-name="P4"><text:tab/>bibliotecas a nível de usuário. Os processos que desejam comunicar-se utilizando HTTP, por exemplo, utilizam as</text:p>
      <text:p text:style-name="P4"><text:tab/>bibliotecas de HTTP para \emph{interpretar} os dados que obtiveram através da conexão de transporte.</text:p>
      <text:p text:style-name="P4"><text:tab/></text:p>
      <text:p text:style-name="P4"><text:tab/>Para suportar as diversas conexões de transporte simultâneamente, o software que implementa a camada de transporte</text:p>
      <text:p text:style-name="P4"><text:tab/>tem várias alternativas:</text:p>
      <text:p text:style-name="P4"><text:tab/></text:p>
      <text:p text:style-name="P4"><text:tab/>\begin{itemize}</text:p>
      <text:p text:style-name="P4"><text:tab/><text:tab/>\item Caso haja apenas uma conexão de rede disponível, a camada de transporte realiza multiplexação no tempo</text:p>
      <text:p text:style-name="P4"><text:tab/><text:tab/>dos pacotes de transporte sobre a conexão de rede.</text:p>
      <text:p text:style-name="P4"><text:soft-page-break/><text:tab/><text:tab/>\item Se houver várias conexões de rede disponíveis, a camada de transporte pode fornecer um ponto de acesso à</text:p>
      <text:p text:style-name="P4"><text:tab/><text:tab/>rede exclusivo a uma conexão de transporte com maiores requerimentos de banda.</text:p>
      <text:p text:style-name="P4"><text:tab/><text:tab/>\item No caso em que houver mais de uma conexão de rede para cada conexão de transporte, pode ser feito um</text:p>
      <text:p text:style-name="P4"><text:tab/><text:tab/>escalonamento round-robin entre as conexões de rede disponíveis, para diminuir o congestionamento nas sub-redes</text:p>
      <text:p text:style-name="P4"><text:tab/><text:tab/>utilizadas.</text:p>
      <text:p text:style-name="P4"><text:tab/>\end{itemize}</text:p>
      <text:p text:style-name="P4"><text:tab/></text:p>
      <text:p text:style-name="P4"><text:tab/>A camada de transporte tem uma especial importância por separar as camadas mais baixas das mais altas, permitindo</text:p>
      <text:p text:style-name="P4"><text:tab/>que se aprimorem tecnologias tanto nas camadas superiores quanto nas inferiores de forma independente.</text:p>
      <text:p text:style-name="P4"><text:tab/></text:p>
      <text:p text:style-name="P4"></text:p>
      <text:p text:style-name="P4">\chapter{Camada de Aplicação}</text:p>
      <text:p text:style-name="P4"></text:p>
      <text:p text:style-name="P4"><text:tab/>É a camada de mais alto nível tanto no modelo OSI quanto no modelo TCP/IP. Apresenta uma interface direta com os</text:p>
      <text:p text:style-name="P4"><text:tab/>aplicativos, provendo a eles seus serviços e enviando requisições a camada de apresentação no modelo OSI. No modelo</text:p>
      <text:p text:style-name="P4"><text:tab/>TCP/IP a camada de aplicação se comunica diretamente com a camada de transporte e corresponde as camadas de aplicação,</text:p>
      <text:p text:style-name="P4"><text:tab/>apresentação e sessão do modelo OSI.\\</text:p>
      <text:p text:style-name="P4"></text:p>
      <text:p text:style-name="P4"><text:tab/>Exemplos de protocolos da camada de aplicação:</text:p>
      <text:p text:style-name="P4"><text:tab/></text:p>
      <text:p text:style-name="P4"><text:tab/>\begin{itemize}</text:p>
      <text:p text:style-name="P4"><text:tab/><text:tab/>\item BitTorrent</text:p>
      <text:p text:style-name="P4"><text:soft-page-break/><text:tab/><text:tab/>\item DHCP - Dynamic Host Configuration Protocol</text:p>
      <text:p text:style-name="P4"><text:tab/><text:tab/>\item DNS - Domain Name System</text:p>
      <text:p text:style-name="P4"><text:tab/><text:tab/>\item FTP - File Transfer Protocol</text:p>
      <text:p text:style-name="P4"><text:tab/><text:tab/>\item HTTP - HyperText Transfer Protocol</text:p>
      <text:p text:style-name="P4"><text:tab/><text:tab/>\item IMAP - Internet Message Acces Protocol</text:p>
      <text:p text:style-name="P4"><text:tab/><text:tab/>\item NFS - Network File System</text:p>
      <text:p text:style-name="P4"><text:tab/>\end{itemize}</text:p>
      <text:p text:style-name="P4"><text:tab/></text:p>
      <text:p text:style-name="P4"><text:tab/>A camada de aplicação é responsável por dar \emph{significado} aos bytes recebidos e enviados pela conexão de</text:p>
      <text:p text:style-name="P4"><text:tab/>transporte. Os programas aplicativos (navegadores, players multimídia, clientes de IM, etc.) geralmente usam de</text:p>
      <text:p text:style-name="P4"><text:tab/>bibliotecas de programação, desenvolvidas em várias linguagens, para fornecer ao usuário sua funcionalidade.</text:p>
      <text:p text:style-name="P4"><text:tab/></text:p>
      <text:p text:style-name="P4"><text:tab/>A interface entre os programas de aplicação e os protocolos da camada de transporte é feita usando-se \emph{sockets}.</text:p>
      <text:p text:style-name="P4"><text:tab/>Um socket pode ser visto como um fluxo (ou \emph{stream}) bidirecional de dados, que é seguro e confiável. As</text:p>
      <text:p text:style-name="P4"><text:tab/>operações que se pode realizar sobre um socket são muito similares às operações que se realizam sobre arquivos.</text:p>
      <text:p text:style-name="P4"><text:tab/>As operações BIND, LISTEN, CONNECT, READ e WRITE são a base da interface de um socket.</text:p>
      <text:p text:style-name="P4"><text:tab/></text:p>
      <text:p text:style-name="P4"><text:tab/>É através dessa interface que a camada de aplicação envia e recebe suas mensagens de forma transparente, ou seja, sem</text:p>
      <text:p text:style-name="P4"><text:tab/>tem nenhum conhecimento das tecnologias empregadas nas camadas inferiores.</text:p>
      <text:p text:style-name="P4"></text:p>
      <text:p text:style-name="P4">\chapter{Desenvolvimento do protocolo}</text:p>
      <text:p text:style-name="P4"></text:p>
      <text:p text:style-name="P4"><text:soft-page-break/>\section{Camada de Rede}<text:tab/></text:p>
      <text:p text:style-name="P4"><text:tab/>É a camada com a implementação mais simples neste trabalho, pois serve apenas de ponte duas camadas de transporte. A</text:p>
      <text:p text:style-name="P4"><text:tab/>camada de rede recebe os Packets de uma camada de transporte e os envia ao destino utoilizando o método sendPacket,</text:p>
      <text:p text:style-name="P4"><text:tab/>que chama o método fromNet da camada de transporte destino. </text:p>
      <text:p text:style-name="P4"></text:p>
      <text:p text:style-name="P4">\section{Camada de Transporte}</text:p>
      <text:p text:style-name="P4"><text:tab/>Para o desenvolvimento do protocolo foi escolhida a linguagem Java. O modelo de protocolo de camada de transporte</text:p>
      <text:p text:style-name="P4"><text:tab/>apresentado em [1] foi então "traduzido" para a linguagem escolhida e foram completadas as funções que faltavam:</text:p>
      <text:p text:style-name="P4"><text:tab/>sleep, que deixa a camada inativa esperando uma conexão, wakeUp, que torna a camada ativa novamente, toNet, que envia</text:p>
      <text:p text:style-name="P4"><text:tab/>os dados à camada de rede e fromNet, que recebe os dados da camada de rede.</text:p>
      <text:p text:style-name="P4"><text:tab/>A camada de transporte recebe da camada de aplicação os dados que serão enviados e os envia à camada de rede, por isso</text:p>
      <text:p text:style-name="P4"><text:tab/>são necessárias as referências entre as camadas.</text:p>
      <text:p text:style-name="P4"><text:tab/>Na camada de transporte há um array que armazena e organiza as conexões da camada, representadas pela classe Conn. Os</text:p>
      <text:p text:style-name="P4"><text:tab/>pacotes, representados pela classe Packet são enviados pelo método toNet à camada de rede, que os repassará à camada</text:p>
      <text:p text:style-name="P4"><text:tab/>de transporte do destino, utilizando o método fromNet.</text:p>
      <text:p text:style-name="P4"><text:tab/></text:p>
      <text:p text:style-name="P4">\section{Camada de Aplicação}<text:tab/></text:p>
      <text:p text:style-name="P4"><text:tab/>A camada de aplicação é repsentada por dois aplicativos trocando mensagens. Ambos devem se conectar e depois de</text:p>
      <text:p text:style-name="P4"><text:tab/>estabelecida a conexão uma mensagem digitada em um aplicativo é enviada ao outro. O envio é feito através da camada de</text:p>
      <text:p text:style-name="P4"><text:soft-page-break/><text:tab/>transporte, já que as aplicações possuem referêncais a essa camada, utilizando o método send.</text:p>
      <text:p text:style-name="P4"><text:tab/></text:p>
      <text:p text:style-name="P4">\section{Validação, Verificação e Testes}<text:tab/></text:p>
      <text:p text:style-name="P4"><text:tab/>A validação e a verificação foram feitas utilizando-se uma máquinas de estados que representava o protocolo a ser</text:p>
      <text:p text:style-name="P4"><text:tab/>implementado e, após a implementação, foram realizados testes nas camadas, verificando-se o funcionamento dos</text:p>
      <text:p text:style-name="P4"><text:tab/>aplicativos.</text:p>
      <text:p text:style-name="P4"></text:p>
      <text:p text:style-name="P4">\chapter{Conclusões e comentários}</text:p>
      <text:p text:style-name="P4"></text:p>
      <text:p text:style-name="P4"><text:tab/>O trabalho foi de extrema importância para a disciplina e atingiu seu principal objetivo, o de clarear os conceitos de</text:p>
      <text:p text:style-name="P4"><text:tab/>camadas do modelo OSI e desenvolvimento de protocolos. Mesmo sendo apenas uma simulação e, por isso, trazendo consigo</text:p>
      <text:p text:style-name="P4"><text:tab/>limitações, foi possível entender como funciona, na prática, o que foi visto durante o semestre.</text:p>
      <text:p text:style-name="P4"></text:p>
      <text:p text:style-name="P4">\chapter{Anexo: Código fonte comentado}</text:p>
      <text:p text:style-name="P4"></text:p>
      <text:p text:style-name="P4">\section{Camada de rede}</text:p>
      <text:p text:style-name="P4">Na computação há muitos temas em voga atualmente e o ritmo como a cada dia surgem novos temas e novas tecnologias é muito rápido. Entre esses temas, um que muito tem sido comentado é a computação quântica. A ideia de computação quântica não é tão recentemente e vem sendo discutida desde os anos 80 [1], porém, somente nos últimos anos é que este tema ganhou um maior destaque.</text:p>
      <text:p text:style-name="P4">Mais especificamente a primeira vez que se falou em computação quântica foi em uma palestra da Conferência de Computação Física no MIT feita por Richard Feynman em 1981 [2]. <text:s/>Feynman disse que ao contrário de um computador tradicional que trabalha <text:soft-page-break/>com álgebra binária, um computador quântico poderia realizar grandes quantidades de cálculos em um período muito curto de tempo.</text:p>
      <text:p text:style-name="P6"><text:span text:style-name="T1">Os bits quânticos, também chamados de </text:span><text:span text:style-name="T3">qubits,</text:span><text:span text:style-name="T1"> diferentemente dos <text:s/>bits de computadores tradicionais, não se limitam a apenas a dois estados (0 e 1) e pode existir como uma combinação destes dois, efeito este que é denominado de sobreposição [3]. Assim, com esta sobreposição presente nos </text:span><text:span text:style-name="T3">qubits</text:span><text:span text:style-name="T1"> os computadores quânticos podem ter um paralelismo inerente que permite que estes computadores realizem muitos cálculos exatamente ao mesmo tempo.</text:span></text:p>
      <text:p text:style-name="P4">Uma das áreas da computação que muito pode ser afetada com a computação quântica é a área de criptografia, já que um computador quântico pode com rapidez realizar a fatoração de números com muitos dígitos e dessa forma, quebrar qualquer sistema criptográfico. Fator este que seria impraticável com os computadores tradicionais atuais.</text:p>
      <text:p text:style-name="P6"><text:span text:style-name="T1">Apesar das vantagens que a computação quântica oferece não se sabe se os computadores tradicionais serão totalmente substituídos por computadores quânticos em </text:span><text:span text:style-name="T1">um futuro próximo. Além disso, questões como o custo podem fazer com que um computador quântico só possa ser viável para governos ou para realizar conjuntos específicos de tarefas. A computação quântica está dando seus primeiros passos ainda e muito há o que ser estudado sobre ela. Isso significa que que podemos estar vivendo tanto em um período de grande transição na computação quanto podemos estar apenas passando por mais uma das tecnologias que surgem a cada dia.</text:span></text:p>
      <text:p text:style-name="P4"/>
      <text:p text:style-name="P4"/>
      <text:p text:style-name="P2">2. Comunicação DE DADOS</text:p>
      <text:p text:style-name="P2"/>
      <text:p text:style-name="P4">Com o desenvolvimento dos sistemas computacionais e novas tecnologias de comunicação cada vez mais a comunicação de dados se torna um tema de suma importância. <text:s/>Assim, cria-se uma necessidade de se melhorar as comunicações de dados já existentes e até mesmo desenvolver novas formas de comunicação de dados. Uma dessas formas que tem ganho bastante destaque é a comunicação de dados através de uma das redes mais utilizadas no mundo, a rede elétrica. Esse tipo de comunicação de dados recebe o nome de PLC (Power Line Communications).</text:p>
      <text:p text:style-name="P4"><text:soft-page-break/>Uma das vantagens do uso da rede elétrica é que aproveita-se uma infraestrutura já existente e assim não há a necessidade de obras no local onde a mesma será implantada [4]. Através da PLC já é possível interagir com eletrodomésticos de uma residência, por exemplo, e assim fazê-los ligar ou desligar. </text:p>
      <text:p text:style-name="P4">Além disso, com a PLC é possível aumentar a acessibilidade da internet banda larga, chegando inclusive em regiões carentes onde a princípio não haveria acesso a internet. A taxa de transmissão pode chegar até a 200 Mbps [5].</text:p>
      <text:p text:style-name="P4">Em contrapartida, entre as desvantagens do uso da PLC está o fato de que as redes elétricas não foram projetadas para comunicação de dados e por isso pode-se tornar difícil a propagação do sinal e além da existência de ruídos [5]. </text:p>
      <text:p text:style-name="P4"/>
      <text:p text:style-name="P4"/>
      <text:p text:style-name="P2"/>
      <text:p text:style-name="P9">3. REDES DE COMPUTADORES</text:p>
      <text:p text:style-name="P2"/>
      <text:p text:style-name="P15">Na parte de redes de computadores um dos temas mais atuais é o IPv6 que é a mais recente versão do protocolo IP. O IPv6 está sendo implementado aos poucos na internet e vai ser mantido em paralelo com o IPv4 até que a transição de uma versão para a outra esteja completa. Essa transição deve se dar de forma bem gradual, onde grupos isolados de roteadores usarão e já estão usando o IPv6. Conforme mais desses grupos forem implementando a nova versão, estes ficarão juntos formando um grupo maior de roteadores e assim por diante. Não se sabe ao certo o tempo que está mudança levará por completo, mas acredita-se que levarão mais alguns anos ou até mesmo mais de uma década até que o IPv4 possa ser completamente abandonado.</text:p>
      <text:p text:style-name="P16">Como a internet começou a ser usada apenas em universidades, durante um período de tempo a utilização do IPv4 funcionou muito bem. Entretanto, conforme o acesso da internet foi aumentando e mais dispositivos passaram a se comunicar com a mesma, o IPv4 passou a ter problemas de escassez de endereços e problemas de segurança [6]. O IPv6 soluciona estes dois problemas.</text:p>
      <text:p text:style-name="P16">No caso do problema da escassez o IPv6 adiciona novos bits para endereçamento e passa a ter cerca de 3,4x10<text:span text:style-name="T14">38</text:span> endereços contra apenas 4 bilhões da antiga versão do protocolo [7]. Só para ter-se uma ideia de como essa quantidade de endereços é grande, com o IPv6 pode-se ter 66.557.079.334.886.694.389 de endereços por centímetro quadrado na superfície da Terra [8] . Já para as questões de segurança o IPv6 possui nativamente cabeçalhos que o IPv4 não possui por padrão e também possui extensões que melhoram questões como autenticação e integridade dos dados.</text:p>
      <text:p text:style-name="P16">Entre as novidades da nova versão do protocolo também destaca-se o fato de ele ter apenas sete campos ao invés de treze da versão antiga. Com isso os roteadores podem processar os pacotes enviados com mais rapidez. O tamanho mínimo dos pacotes também foi modificado passando para 1280 bytes ao invés de 576 bytes [6].</text:p>
      <text:p text:style-name="P16"/>
      <text:p text:style-name="P10">4. TELECOMUNICAÇÕES</text:p>
      <text:p text:style-name="P18"/>
      <text:p text:style-name="P16">A comunicação é uma das mais importantes necessidades humanas. Através das telecomunicações pessoas podem estar interligadas e se comunicar a distância, fator este que vem se consolidando cada vez mais com o avanço da tecnologia. </text:p>
      <text:p text:style-name="P16">Atualmente a tecnologia que mais cresce no âmbito das telecomunicações é a internet. E não são mais só pessoas que estão conectadas e em comunicação, mas sim dispositivos de todos os lugares que estão interligados e se comunicam para a realização de atividades diversas. Assim, as telecomunicações se tornaram um ponto vital nas transações econômicas e atividades humanas atuais. No Brasil, estimasse que existem hoje mais de 130 milhões de celulares e o acesso a internet está disponível na grande maioria dos lugares possuindo cerca de 50 milhões de usuários [9]. </text:p>
      <text:p text:style-name="P16">Além do uso de telefones, computadores e outros dispositivos que são usados para telecomunicações temos também as televisões. A televisão que é uma invenção relativamente antiga se compararmos com as principais tecnologias disponíveis à população, ganhou força nos últimos tempos graças a chegada da TV digital. Com a utilização da televisão digital, som e imagem podem chegar com melhor qualidade e assim melhorar a experiência do telespectador. </text:p>
      <text:p text:style-name="P16">Com a a televisão digital será possível ter até seis canais de som ao invés de apenas dois. Além disso a qualidade de imagem melhorará muito já que pode-se chegar a 1080 linhas de vídeo com padrão HDTV [10]. Além da melhoria da transmissão de som e imagem, a interatividade da televisão digital também é um dos pontos fortes nesta nova tecnologia e é uma peça chave para manter a televisão atrativa, mesmo com a chegada dos computadores e da internet.</text:p>
      <text:p text:style-name="P16">Na área de telecomunicações outra tecnologia com bastante destaque é o VoIP, também chamado de voz sobre IP. VoIP nada mais é do que utilizar a internet ou qualquer outra rede de computadores que utilize o protocolo IP para rotear a conversação humana. Com o VoIP aumenta-se a portabilidade e o custo de chamadas não leva mais em consideração a localização geográfica já que ele utiliza a internet. Assim, acredita-se que conforme os telefones IP chegarem aos lares da população o sistema convencional seja extinto para dar lugar ao VoIP [11].</text:p>
      <text:p text:style-name="P10">5. REDES SEM FIO</text:p>
      <text:p text:style-name="P18"/>
      <text:p text:style-name="P17">Redes sem fios são redes onde dois ou mais dispositivos podem ser comunicar sem que haja alguma ligação física entre eles. A rede sem fio é sinônimo de mobilidade e portabilidade, fator que é uma das principais alavancas que faz com que esta tecnologia cresça cada vez mais. As redes sem fio se baseiam na conexão por ondas, sejam elas de rádio ou infravermelhas e assim reduz-se o gasto com cabos e conexões físicas das redes telegráficas [12]. </text:p>
      <text:p text:style-name="P17">A classificação das redes sem fio é baseada na área de abrangência desta e pode ser: redes pessoais ou curta distância (WPAN), redes locais (WLAN), redes metropolitanas (WMAN) e redes geograficamente distribuídas ou de longa distância (WWAN) [13].</text:p>
      <text:p text:style-name="P17">Entre os principais problemas das redes sem fio está o fato dela ser sensível a interferência e desta forma necessitar de uma regulamentação que define os intervalos de frequência. Além disso, existe o fato de que é difícil confinar as ondas em uma área geográfica restrita e assim as informações ficam facilmente disponíveis para quem quiser ouvir [12].</text:p>
      <text:p text:style-name="P17">Dentro da área de redes sem fio uma tecnologia que muito tem feito sucesso é o Bluetooth. O bluetooth é um protocolo de comunicação que foi projetado para possuir baixo consumo energético [14]. Isso faz com que ele possa ser muito bem utilizado por dispositivos portáteis que em geral dispõem de bateria, onde a eficiência energética é indispensável. </text:p>
      <text:p text:style-name="P17">De forma geral o bluetooth é útil para realizar transferências de dados onde não há a necessidade de grandes velocidades e quando deseja realizar transferências em um espaço pequeno. O bluetooth contém três classes de abrangência. <text:s/>A classe 3 que possui alcance de aproximadamente um metro, a classe 2 que chega até a dez metros e a classe 1 com alcance por volta de cem metros.</text:p>
      <text:p text:style-name="P18"/>
      <text:p text:style-name="P19"/>
      <text:p text:style-name="P22">REFERÊNCIAS</text:p>
      <text:p text:style-name="P4"/>
      <text:p text:style-name="P8"><text:span text:style-name="T7">[1] ALMEIDA, Richardson Roberto De. </text:span><text:span text:style-name="T8">Computação Quântica: um melhor entendimento do mundo</text:span><text:span text:style-name="T7">, em: &lt;</text:span><text:span text:style-name="T12">http://www.webartigos.com/articles/31294/1/Computacao-Quantica-um-melhor-entendimento-do-mundo-quantico/pagina1.html</text:span><text:span text:style-name="T7">&gt;.</text:span></text:p>
      <text:p text:style-name="P20"/>
      <text:p text:style-name="P8"><text:span text:style-name="T7">[2] </text:span><text:span text:style-name="T5">Wikipédia, a enciclopédia livre. </text:span><text:span text:style-name="T8">Computador Quântico</text:span><text:span text:style-name="T7">, em: &lt;</text:span><text:a xlink:type="simple" xlink:href="http://pt.wikipedia.org/wiki/Computador_quântico"><text:span text:style-name="T4">http://pt.wikipedia.org/wiki/Computador_qu%C3%A2ntico</text:span></text:a><text:span text:style-name="T7">&gt;.</text:span></text:p>
      <text:p text:style-name="P7"/>
      <text:p text:style-name="P12"><text:span text:style-name="T7">[3] BONSOR, Kevin e STRICKLAND, Jonathan. </text:span><text:span text:style-name="T8">Como funcionam os computadores quânticos</text:span><text:span text:style-name="T7">, em:</text:span><text:span text:style-name="T9"> &lt;</text:span><text:a xlink:type="simple" xlink:href="http://informatica.hsw.uol.com.br/computadores-quanticos1.htm"><text:span text:style-name="T4">http://informatica.hsw.uol.com.br/computadores-quanticos1.htm</text:span></text:a><text:span text:style-name="T9">&gt;.</text:span></text:p>
      <text:p text:style-name="P11"/>
      <text:p text:style-name="P12"><text:span text:style-name="T9">[4] </text:span><text:span text:style-name="T5">Wikipédia, a enciclopédia livre. </text:span><text:span text:style-name="T13">Power Line Communications</text:span><text:span text:style-name="T9">, em: &lt;http://pt.wikipedia.org/wiki/PLC&gt;.</text:span></text:p>
      <text:p text:style-name="P11"/>
      <text:p text:style-name="P12"><text:span text:style-name="T9">[5] ALMEIDA, João Alcântara </text:span><text:span text:style-name="T10">et al</text:span><text:span text:style-name="T9">. </text:span><text:span text:style-name="T11">Centro Universitário Uniradial Estácio Santo Amaro. </text:span><text:span text:style-name="T13">Caracterização da transmissão de dados na rede elétrica</text:span><text:span text:style-name="T9">, em: &lt;</text:span><text:span text:style-name="T11">http://www.webartigos.com/anexos/transmissao-dados-rede-eletrica.doc</text:span><text:span text:style-name="T9">&gt;.</text:span></text:p>
      <text:p text:style-name="P11"/>
      <text:p text:style-name="P14"><text:span text:style-name="T5">[6] FONSECA, Fábio e RIBEIRO, Alexandre. Universidade Federal do Rio de Janeiro. </text:span><text:span text:style-name="T6">Protocolo IPv6</text:span><text:span text:style-name="T5">, em: &lt;http://www.gta.ufrj.br/grad/06_1/ipv6/&gt;.</text:span></text:p>
      <text:p text:style-name="P13"/>
      <text:p text:style-name="P14"><text:span text:style-name="T5">[7] Wikipédia, a enciclopédia livre. </text:span><text:span text:style-name="T6">IPv6</text:span><text:span text:style-name="T5">, em: &lt;http://pt.wikipedia.org/wiki/IPv6&gt;.</text:span></text:p>
      <text:p text:style-name="P13"/>
      <text:p text:style-name="P14"><text:span text:style-name="T5">[8] Ipv6.br. </text:span><text:span text:style-name="T6">FAQ Sobre o Internet Protocol versão 6 - IPv6</text:span><text:span text:style-name="T5">, em: &lt;http://www.ipv6.br/IPV6/MenuIPV6FAQ#Quantos_endere_os_Internet_exist&gt;.</text:span></text:p>
      <text:p text:style-name="P13"/>
      <text:p text:style-name="P14"><text:span text:style-name="T5">[9] Ada Digital. </text:span><text:span text:style-name="T6">O Futuro Das Telecomunicações</text:span><text:span text:style-name="T5">, em: &lt;http://www.adadigital.com.br/index.php?</text:span><text:soft-page-break/><text:span text:style-name="T5">option=com_content&amp;view=article&amp;id=2159:forum-o-futuro-das-telecomunicacoes&amp;catid=17:caemara&amp;Itemid=150&gt;.</text:span></text:p>
      <text:p text:style-name="P13"/>
      <text:p text:style-name="P14"><text:span text:style-name="T5">[10] Wikipédia, a enciclopédia livre. </text:span><text:span text:style-name="T6">Televisão Digital</text:span><text:span text:style-name="T5">, em: &lt;http://pt.wikipedia.org/wiki/Televis%C3%A3o_digital&gt;.</text:span></text:p>
      <text:p text:style-name="P13"/>
      <text:p text:style-name="P14"><text:span text:style-name="T5">[11] Wikipédia, a enciclopédia livre. </text:span><text:span text:style-name="T6">VoIP</text:span><text:span text:style-name="T5">, em: &lt;http://pt.wikipedia.org/wiki/Voip&gt;.</text:span></text:p>
      <text:p text:style-name="P13"/>
      <text:p text:style-name="P14"><text:span text:style-name="T5">[12] Kioskea. </text:span><text:span text:style-name="T6">Redes sem fio - Wireless Networks</text:span><text:span text:style-name="T5">, em: &lt;</text:span>http://pt.kioskea.net/contents/wireless/wlintro.php3&gt;.</text:p>
      <text:p text:style-name="P14"/>
      <text:p text:style-name="P14"><text:span text:style-name="T5">[13] Wikipédia, a enciclopédia livre. </text:span><text:span text:style-name="T6">Rede Sem Fio</text:span><text:span text:style-name="T5">, em: &lt;http://pt.wikipedia.org/wiki/Rede_sem_fio&gt;.</text:span></text:p>
      <text:p text:style-name="P13"/>
      <text:p text:style-name="P14"><text:span text:style-name="T5">[14] Wikipédia, a enciclopédia livre.</text:span><text:span text:style-name="T6"> Bluetooth</text:span><text:span text:style-name="T5">, em: &lt;http://pt.wikipedia.org/wiki/Bluetooth&gt;.</text:span></text:p>
      <text:h text:style-name="P26" text:outline-level="3"/>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pt" fo:country="BR"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pt" fo:country="BR" style:font-name-asian="Times New Roman" style:font-size-asian="12pt" style:font-name-complex="Times New Roman" style:font-size-complex="12pt" style:language-complex="ar" style:country-complex="SA"/>
    </style:style>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_20__28_Web_29_" style:display-name="Normal (Web)" style:family="paragraph" style:parent-style-name="Standard">
      <style:paragraph-properties fo:margin-top="0.494cm" fo:margin-bottom="0.494cm"/>
      <style:text-properties fo:color="#000000"/>
    </style:style>
    <style:style style:name="Footnote" style:family="paragraph" style:parent-style-name="Standard" style:class="extra">
      <style:paragraph-properties fo:text-align="justify" style:justify-single-word="false"/>
      <style:text-properties fo:font-size="10pt" style:font-size-asian="10pt" style:font-size-complex="10pt"/>
    </style:style>
    <style:style style:name="Heading_20_1" style:display-name="Heading 1" style:family="paragraph" style:parent-style-name="Title" style:next-style-name="Text_20_body" style:default-outline-level="1" style:list-style-name="" style:class="text">
      <style:text-properties style:font-name="Liberation Serif" fo:font-size="24pt" fo:font-weight="bold" style:font-name-asian="DejaVu Sans" style:font-size-asian="24pt" style:font-weight-asian="bold" style:font-name-complex="DejaVu Sans" style:font-size-complex="24pt" style:font-weight-complex="bold"/>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ext-autospace="none"/>
      <style:text-properties fo:font-size="14pt" fo:font-weight="bold" style:font-size-asian="14pt" style:font-weight-asian="bold" style:font-weight-complex="bold"/>
    </style:style>
    <style:style style:name="Fonte_20_parág._20_padrão" style:display-name="Fonte parág. padrão" style:family="text"/>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Footnote_20_Symbol" style:display-name="Footnote Symbol" style:family="text" style:parent-style-name="Fonte_20_parág._20_padrão">
      <style:text-properties style:text-position="super 58%"/>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Introdução</dc:title>
    <meta:initial-creator>Gustavo</meta:initial-creator>
    <meta:creation-date>2008-04-08T20:49:00</meta:creation-date>
    <dc:creator>Lucas Pereira</dc:creator>
    <dc:date>2011-11-28T04:30:56</dc:date>
    <meta:editing-cycles>39</meta:editing-cycles>
    <meta:editing-duration>PT06H27M37S</meta:editing-duration>
    <meta:generator>OpenOffice.org/3.2$Linux OpenOffice.org_project/320m12$Build-9483</meta:generator>
    <meta:document-statistic meta:table-count="0" meta:image-count="0" meta:object-count="0" meta:page-count="15" meta:paragraph-count="197" meta:word-count="3336" meta:character-count="21654"/>
    <meta:user-defined meta:name="Informações 1"/>
    <meta:user-defined meta:name="Informações 2"/>
    <meta:user-defined meta:name="Informações 3"/>
    <meta:user-defined meta:name="Informações 4"/>
  </office:meta>
</office:document-meta>
</file>